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  <style:style style:name="T10" style:parent-style-name="DefaultParagraphFont" style:family="text">
      <style:text-properties fo:font-style="italic" style:font-style-asian="italic"/>
    </style:style>
    <style:style style:name="P11" style:parent-style-name="Standard" style:family="paragraph">
      <style:paragraph-properties fo:text-indent="0.4923in"/>
    </style:style>
    <style:style style:name="P12" style:parent-style-name="Standard" style:family="paragraph">
      <style:paragraph-properties fo:text-indent="0.4923in"/>
    </style:style>
    <style:style style:name="T13" style:parent-style-name="DefaultParagraphFont" style:family="text">
      <style:text-properties fo:font-style="italic" style:font-style-asian="italic"/>
    </style:style>
    <style:style style:name="P14" style:parent-style-name="Standard" style:family="paragraph">
      <style:paragraph-properties fo:text-indent="0.4923in"/>
    </style:style>
    <style:style style:name="P15" style:parent-style-name="Standard" style:family="paragraph">
      <style:text-properties fo:font-weight="bold" style:font-weight-asian="bold"/>
    </style:style>
    <style:style style:name="P16" style:parent-style-name="Standard" style:family="paragraph">
      <style:paragraph-properties fo:text-indent="0.4923in"/>
      <style:text-properties fo:font-weight="bold" style:font-weight-asian="bold"/>
    </style:style>
    <style:style style:name="P17" style:parent-style-name="Standard" style:family="paragraph">
      <style:paragraph-properties fo:text-indent="0.4923in"/>
    </style:style>
    <style:style style:name="P18" style:parent-style-name="Standard" style:family="paragraph">
      <style:paragraph-properties fo:text-indent="0.4923in"/>
      <style:text-properties fo:font-weight="bold" style:font-weight-asian="bold"/>
    </style:style>
    <style:style style:name="P19" style:parent-style-name="Standard" style:family="paragraph">
      <style:paragraph-properties fo:text-indent="0.4923in"/>
    </style:style>
    <style:style style:name="P20" style:parent-style-name="Standard" style:family="paragraph">
      <style:paragraph-properties fo:text-indent="0.4923in"/>
    </style:style>
    <style:style style:name="P21" style:parent-style-name="Standard" style:family="paragraph">
      <style:paragraph-properties fo:text-indent="0.4923in"/>
      <style:text-properties fo:font-weight="bold" style:font-weight-asian="bold"/>
    </style:style>
    <style:style style:name="P22" style:parent-style-name="Standard" style:family="paragraph">
      <style:paragraph-properties fo:text-indent="0.4923in"/>
    </style:style>
    <style:style style:name="P23" style:parent-style-name="Standard" style:family="paragraph">
      <style:paragraph-properties fo:text-indent="0.4923in"/>
    </style:style>
  </office:automatic-styles>
  <office:body>
    <office:text text:use-soft-page-breaks="true">
      <text:p text:style-name="P1">Lunar Logic Marketing Website</text:p>
      <text:p text:style-name="P2"/>
      <text:p text:style-name="Standard"><text:tab/>We created an<text:s/>interactive marketing website for the services provided by the software company Lunar Logic. It allows potential customers an easy way to<text:s/>browse through their available services and select the ones they are interested in,<text:s/>and then contact Lunar Logic about receiving more information<text:s/>on those services. It does this be saving a list of services selected by the user on either the graph or the list located<text:s/>on the sidebar and then sending an email to Lunar Logic with the contact information<text:s/>the user enters and the list of selected services.</text:p>
      <text:p text:style-name="Standard"/>
      <text:p text:style-name="Standard">Our project is mostly complete. It meets all of the requirements that we originally set out and that the client requested.<text:s/>We were able to complete the features required, although some features lack polish.</text:p>
      <text:list text:style-name="LFO1" text:continue-numbering="true">
        <text:list-item>
          <text:p text:style-name="P3">Interactive node system (similar to VisualThesaurus.com)</text:p>
        </text:list-item>
        <text:list-item>
          <text:p text:style-name="P4">Personal Plan(list of services available and which are selected)</text:p>
        </text:list-item>
        <text:list-item>
          <text:p text:style-name="P5">Progress bar(updates based on number of services selected)</text:p>
        </text:list-item>
        <text:list-item>
          <text:p text:style-name="P6">A way to send the personal plan<text:s/>along with contact information entered<text:s/>by<text:s/>the<text:s/>user</text:p>
        </text:list-item>
        <text:list-item>
          <text:p text:style-name="P7">Admin pages to easily update service information<text:s/>and enter new services</text:p>
        </text:list-item>
      </text:list>
      <text:p text:style-name="Standard"/>
      <text:p text:style-name="P8">B. Evaluation of the development process</text:p>
      <text:p text:style-name="P9"/>
      <text:p text:style-name="Standard"><text:tab/>The most challenging part of the project was programming the interactive node system to have the functionality to meet our client’s requirements. It by itself made up a bulk of the project.<text:s/>The node system by itself, arbor.js, comes with almost zero functionality. <text:s/>We had to design a dynamic system to<text:s/>where<text:s/><text:span text:style-name="T10">any</text:span><text:s/>services that are stored in the database will properly<text:s/>populate<text:s/>a functional graph system, as well as<text:s/>a list of services<text:s/>that will interact with the graph.<text:s/>We had to program the nodes to<text:s/>accept button clicks for selection, to expand on hover, and to be aware of<text:s/>their relationships to uncover related services.<text:s/><text:s text:c="2"/></text:p>
      <text:p text:style-name="P11">The other big piece<text:s/>was<text:s/>the sidebar. The sidebar consisted of the personal plan, selected service information and the contact form. We had a hard time fitting the<text:s/>required information in these neatly and having them slide out over one another bug free. Having this many dynamic elements on the page made it very hard to style.</text:p>
      <text:p text:style-name="P12">So what went well—we had good team collaboration and kept in contact via email, skype, and texting. <text:s/>We met with our client every 2-3 weeks and kept in contact with her via email. <text:s/><text:span text:style-name="T13">Designing the system was difficult and could’ve gone smoother. <text:s/></text:span>Project management would’ve been better if we were all able to meet as a team more than twice a week.</text:p>
      <text:p text:style-name="P14"/>
      <text:p text:style-name="P15">C. Evaluation of the finished product</text:p>
      <text:p text:style-name="P16">i. Assessment of the completeness and correctness of your system</text:p>
      <text:p text:style-name="P17">The system is not completely done, but it is very close. <text:s/>It needs polishing off, but it does<text:s/>what the client wants it to do. <text:s/>It has a node system that is very functional. <text:s/>It keeps track of parent and children services which obfuscate when not selected or hovered. <text:s/>The system has overlapping sidebars which keep track of the service information, personal plan, progress bar, and has the contact form.</text:p>
      <text:p text:style-name="P18">ii. Assessment of the quality of your design:</text:p>
      <text:p text:style-name="P19">Almost all of the features were especially difficult to design and implement because of the design itself. <text:s/>The graph system was difficult to learn to interact with,<text:s/>especially when the graph data has to be populated dynamically to account for any data in the database.</text:p>
      <text:p text:style-name="P20">The graph system does have a learning curve to understand how it works. <text:s/>Adding features to it will be more complex than an average web application. <text:s/>There would’ve been much simpler node-system designs to go about- but to truly satisfy our client, this is the route that was appropriate.</text:p>
      <text:soft-page-break/>
      <text:p text:style-name="P21">iii. Assessment of the implementation (coding) of your system:</text:p>
      <text:p text:style-name="P22"/>
      <text:p text:style-name="P2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ogan Gosson</meta:initial-creator>
    <dc:creator>Jesse Wood</dc:creator>
    <meta:creation-date>2015-05-31T11:28:00Z</meta:creation-date>
    <dc:date>2015-06-05T21:27:00Z</dc:date>
    <meta:template xlink:href="Normal" xlink:type="simple"/>
    <meta:editing-cycles>5</meta:editing-cycles>
    <meta:editing-duration>PT4920S</meta:editing-duration>
    <meta:document-statistic meta:page-count="2" meta:paragraph-count="7" meta:word-count="545" meta:character-count="3649" meta:row-count="25" meta:non-whitespace-character-count="3111"/>
  </office:meta>
</office:document-meta>
</file>